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XGyreHeros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1.912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co1" style:family="table-column">
      <style:table-column-properties style:column-width="6.148cm" style:use-optimal-column-width="false"/>
    </style:style>
    <style:style style:name="co2" style:family="table-column">
      <style:table-column-properties style:column-width="6.149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Access for free at https://openstax.org/books/college-algebra-2e/pages/1-introduction-to-prerequisites</presentation:footer-decl>
      <draw:page draw:name="page1" draw:style-name="dp1" draw:master-page-name="Default" presentation:presentation-page-layout-name="AL1T0" presentation:use-footer-name="ftr1">
        <draw:frame presentation:style-name="pr1" draw:layer="layout" svg:width="25.199cm" svg:height="2.629cm" svg:x="1.4cm" svg:y="0.628cm" presentation:class="title" presentation:user-transformed="true">
          <draw:text-box>
            <text:p>Quadratic Regression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Detailed Example<text:line-break/>for</text:p>
            <text:p>College Algebra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 presentation:use-footer-name="ftr1">
        <draw:frame presentation:style-name="pr4" draw:layer="layout" svg:width="25.199cm" svg:height="1.912cm" svg:x="1.4cm" svg:y="0.628cm" presentation:class="title">
          <draw:text-box>
            <text:p>Example 1</text:p>
          </draw:text-box>
        </draw:frame>
        <draw:frame presentation:style-name="pr5" draw:layer="layout" svg:width="12.297cm" svg:height="11.43cm" svg:x="1.4cm" svg:y="2.54cm" presentation:class="outline">
          <draw:text-box>
            <text:list text:style-name="L2">
              <text:list-header>
                <text:p>The following data was collected by myself.</text:p>
                <text:p/>
              </text:list-header>
            </text:list>
          </draw:text-box>
        </draw:frame>
        <draw:frame draw:style-name="gr2" draw:layer="layout" svg:width="12.296cm" svg:height="9.619cm" svg:x="14.313cm" svg:y="2.54cm" presentation:class="table">
          <table:table table:template-name="blue-gray" table:use-first-row-styles="true" table:use-banding-rows-styles="true">
            <table:table-column table:style-name="co1"/>
            <table:table-column table:style-name="co2"/>
            <table:table-row table:style-name="ro1" table:default-cell-style-name="blue-title-with-border">
              <table:table-cell>
                <text:p>Frame Number</text:p>
              </table:table-cell>
              <table:table-cell>
                <text:p>Height</text:p>
              </table:table-cell>
            </table:table-row>
            <table:table-row table:style-name="ro1" table:default-cell-style-name="gray-with-border">
              <table:table-cell/>
              <table:table-cell/>
            </table:table-row>
            <table:table-row table:style-name="ro1" table:default-cell-style-name="white-with-border">
              <table:table-cell/>
              <table:table-cell/>
            </table:table-row>
            <table:table-row table:style-name="ro1" table:default-cell-style-name="gray-with-border">
              <table:table-cell/>
              <table:table-cell/>
            </table:table-row>
            <table:table-row table:style-name="ro1" table:default-cell-style-name="white-with-border">
              <table:table-cell/>
              <table:table-cell/>
            </table:table-row>
            <table:table-row table:style-name="ro1" table:default-cell-style-name="gray-with-border">
              <table:table-cell/>
              <table:table-cell/>
            </table:table-row>
            <table:table-row table:style-name="ro1" table:default-cell-style-name="white-with-border">
              <table:table-cell/>
              <table:table-cell/>
            </table:table-row>
            <table:table-row table:style-name="ro1" table:default-cell-style-name="gray-with-border">
              <table:table-cell/>
              <table:table-cell/>
            </table:table-row>
            <table:table-row table:style-name="ro1" table:default-cell-style-name="white-with-border">
              <table:table-cell/>
              <table:table-cell/>
            </table:table-row>
            <table:table-row table:style-name="ro1" table:default-cell-style-name="gray-with-border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XGyreHeros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style:style style:name="blue-title-with-border" style:family="table-cell" style:parent-style-name="default">
      <loext:graphic-properties draw:fill="solid" draw:fill-color="#5983b0"/>
      <style:paragraph-properties fo:border="0.28pt solid #666666"/>
      <style:text-properties fo:color="#ffffff" loext:opacity="100%"/>
    </style:style>
    <table:table-template table:name="blue-gray">
      <table:first-row table:style-name="blue-title-with-border"/>
      <table:last-row table:style-name="blue-title-with-border"/>
      <table:first-column table:style-name="blue-title-with-border"/>
      <table:last-column table:style-name="blue-title-with-border"/>
      <table:body table:style-name="white-with-border"/>
      <table:odd-rows table:style-name="gray-with-border"/>
      <table:odd-columns table:style-name="gray-with-border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TeXGyreTermes" fo:font-family="TeXGyreTermes" style:font-style-name="Regular" style:font-family-generic="moder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eXGyreHeros" fo:font-family="TeXGyreHeros" style:font-style-name="Regular" style:font-family-generic="moder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TeXGyreHeros" fo:font-family="TeXGyreHeros" style:font-style-name="Regular" style:font-family-generic="modern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Lucida Sans" style:font-family-complex="'Lucida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1.912cm" svg:x="1.4cm" svg:y="0.628cm" presentation:class="title" presentation:placeholder="true">
        <draw:text-box/>
      </draw:frame>
      <draw:frame presentation:style-name="Default-outline1" draw:layer="backgroundobjects" svg:width="25.199cm" svg:height="11.43cm" svg:x="1.4cm" svg:y="2.54cm" presentation:class="outline" presentation:placeholder="true">
        <draw:text-box/>
      </draw:frame>
      <draw:frame presentation:style-name="Mpr1" draw:text-style-name="MP6" draw:layer="backgroundobjects" svg:width="25.4cm" svg:height="0.828cm" svg:x="1.27cm" svg:y="14.605cm" presentation:class="footer">
        <draw:text-box>
          <text:p text:style-name="MP5"><text:span text:style-name="MT1"><presentation:footer/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18T14:42:15.811000000</meta:creation-date>
    <meta:editing-duration>PT1M51S</meta:editing-duration>
    <meta:editing-cycles>2</meta:editing-cycles>
    <meta:generator>LibreOffice/24.8.2.1$Windows_x86 LibreOffice_project/0f794b6e29741098670a3b95d60478a65d05ef13</meta:generator>
    <dc:date>2024-11-18T14:44:06.594000000</dc:date>
    <meta:document-statistic meta:object-count="28"/>
  </office:meta>
</office:document-meta>
</file>